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ervice Layer</text:p>
      <text:p text:style-name="Standard"/>
      <text:p text:style-name="Standard">A pasta **service** contém os serviços responsáveis pela lógica de negócios do sistema. Cada serviço lida com a manipulação e processamento de dados, interagindo com os repositórios para acessar e modificar informações no banco de dados. Abaixo estão os arquivos contidos nesta pasta, bem como suas funções.</text:p>
      <text:p text:style-name="Standard"/>
      <text:p text:style-name="Standard">## Bibliotecas Utilizadas</text:p>
      <text:p text:style-name="Standard"/>
      <text:p text:style-name="Standard">- **Spring Framework**:</text:p>
      <text:p text:style-name="Standard"><text:s text:c="2"/>- **Spring Web**: Usado para criar APIs RESTful e manipular as requisições HTTP.</text:p>
      <text:p text:style-name="Standard"><text:s text:c="2"/>- **Spring Data JPA**: Para interação com o banco de dados via repositórios JPA, permitindo salvar, buscar, atualizar e deletar entidades de forma simples.</text:p>
      <text:p text:style-name="Standard"><text:s text:c="2"/>- **Spring Scheduling**: Usado para a execução de tarefas programadas (crons), como a geração de faturas no sistema.</text:p>
      <text:p text:style-name="Standard"><text:s text:c="2"/>- **Spring Boot**: Facilita a configuração e inicialização do aplicativo com uma configuração mínima.</text:p>
      <text:p text:style-name="Standard"/>
      <text:p text:style-name="Standard">- **SLF4J (Simple Logging Facade for Java)**:</text:p>
      <text:p text:style-name="Standard"><text:s text:c="2"/>- Usado para logar mensagens de depuração, erro, e informação sobre o andamento do sistema.</text:p>
      <text:p text:style-name="Standard"/>
      <text:p text:style-name="Standard">## Arquivos</text:p>
      <text:p text:style-name="Standard"/>
      <text:p text:style-name="Standard">### `AlunoService.java`</text:p>
      <text:p text:style-name="Standard">Responsável pela manipulação dos dados de **Aluno** no sistema. As principais funções deste serviço são:</text:p>
      <text:p text:style-name="Standard">- **create()**: Cria um novo aluno, associando-o a um curso.</text:p>
      <text:p text:style-name="Standard">- **findAll()**: Retorna todos os alunos cadastrados no sistema.</text:p>
      <text:p text:style-name="Standard">- **findById()**: Retorna um aluno específico dado seu ID.</text:p>
      <text:p text:style-name="Standard">- **update()**: Atualiza os dados de um aluno.</text:p>
      <text:p text:style-name="Standard">- **deleteById()**: Remove um aluno do sistema.</text:p>
      <text:p text:style-name="Standard">- **createFinanceiroInformation()**: Cria informações financeiras associadas a um aluno recém-cadastrado.</text:p>
      <text:p text:style-name="Standard"/>
      <text:p text:style-name="Standard">### `DisciplinaService.java`</text:p>
      <text:p text:style-name="Standard">Gerencia as operações relacionadas às **Disciplinas**. As principais funções são:</text:p>
      <text:p text:style-name="Standard">- **create()**: Cria uma nova disciplina no sistema.</text:p>
      <text:p text:style-name="Standard">- **findByProfessorId()**: Retorna uma lista de disciplinas atribuídas a um professor específico.</text:p>
      <text:p text:style-name="Standard"/>
      <text:p text:style-name="Standard">### `FinanceiroService.java`</text:p>
      <text:p text:style-name="Standard">Responsável pela manipulação das **faturas** e **informações financeiras** dos alunos. As principais funções incluem:</text:p>
      <text:p text:style-name="Standard">- **faturaGeneration()**: Gera faturas para os alunos com base nas datas de vencimento e prazos predefinidos.</text:p>
      <text:p text:style-name="Standard">- **calculateDueDate()**: Calcula a data de vencimento da fatura de acordo com o mês e o dia definidos.</text:p>
      <text:p text:style-name="Standard"/>
      <text:p text:style-name="Standard">### `MatriculaAlunoService.java`</text:p>
      <text:p text:style-name="Standard">Lida com a matrícula dos alunos nas disciplinas. As funções principais incluem:</text:p>
      <text:p text:style-name="Standard">- **create()**: Cria uma nova matrícula de aluno em uma disciplina.</text:p>
      <text:p text:style-name="Standard">- **updateGrades()**: Atualiza as notas de um aluno em uma disciplina.</text:p>
      <text:p text:style-name="Standard">- **updateStudentGrades()**: Atualiza individualmente as notas de um aluno.</text:p>
      <text:p text:style-name="Standard"><text:soft-page-break/>- **updateStudentStatus()**: Atualiza o status da matrícula (aprovado, reprovado) com base nas notas.</text:p>
      <text:p text:style-name="Standard">- **updateStatusToBreak()**: Permite trancar a matrícula de um aluno.</text:p>
      <text:p text:style-name="Standard">- **changeStatus()**: Altera o status da matrícula do aluno.</text:p>
      <text:p text:style-name="Standard">- **getAcademicTranscript()**: Retorna o histórico acadêmico de um aluno, com suas disciplinas, notas e status.</text:p>
      <text:p text:style-name="Standard"/>
      <text:p text:style-name="Standard">### `ProfessorService.java`</text:p>
      <text:p text:style-name="Standard">Gerencia as operações relacionadas aos **Professores**. As funções principais são:</text:p>
      <text:p text:style-name="Standard">- **create()**: Cria um novo professor no sistem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33:30.329406969</meta:creation-date>
    <dc:date>2024-11-26T14:33:49.874480353</dc:date>
    <meta:editing-duration>PT20S</meta:editing-duration>
    <meta:editing-cycles>1</meta:editing-cycles>
    <meta:document-statistic meta:table-count="0" meta:image-count="0" meta:object-count="0" meta:page-count="2" meta:paragraph-count="39" meta:word-count="412" meta:character-count="2924" meta:non-whitespace-character-count="2541"/>
    <meta:generator>LibreOffice/7.3.7.2$Linux_X86_64 LibreOffice_project/30$Build-2</meta:generator>
  </office:meta>
</office:document-meta>
</file>